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4.498cm" table:align="left"/>
    </style:style>
    <style:style style:name="Tabla1.A" style:family="table-column">
      <style:table-column-properties style:column-width="1.896cm"/>
    </style:style>
    <style:style style:name="Tabla1.B" style:family="table-column">
      <style:table-column-properties style:column-width="2.602cm"/>
    </style:style>
    <style:style style:name="Tabla1.A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498cm" table:align="left"/>
    </style:style>
    <style:style style:name="Tabla2.A" style:family="table-column">
      <style:table-column-properties style:column-width="1.896cm"/>
    </style:style>
    <style:style style:name="Tabla2.B" style:family="table-column">
      <style:table-column-properties style:column-width="2.602cm"/>
    </style:style>
    <style:style style:name="Tabla2.A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4.498cm" table:align="left"/>
    </style:style>
    <style:style style:name="Tabla3.A" style:family="table-column">
      <style:table-column-properties style:column-width="1.699cm"/>
    </style:style>
    <style:style style:name="Tabla3.B" style:family="table-column">
      <style:table-column-properties style:column-width="2.799cm"/>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bold" officeooo:paragraph-rsid="00104e91" fo:background-color="transparent" style:font-size-asian="12pt" style:font-size-complex="12pt"/>
    </style:style>
    <style:style style:name="P3"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1b7abd"/>
    </style:style>
    <style:style style:name="P4" style:family="paragraph" style:parent-style-name="Standard">
      <style:paragraph-properties fo:text-align="justify" style:justify-single-word="false" fo:orphans="2" fo:widows="2"/>
      <style:text-properties fo:font-variant="normal" fo:text-transform="none" fo:color="#000000" style:font-name="arial" fo:font-size="12pt" fo:letter-spacing="normal" fo:font-style="normal" fo:font-weight="normal" officeooo:rsid="0037cbe9" officeooo:paragraph-rsid="003e224f" fo:background-color="#fff200" style:font-size-asian="12pt" style:font-weight-asian="normal" style:font-size-complex="12pt" style:font-weight-complex="normal"/>
    </style:style>
    <style:style style:name="P5" style:family="paragraph" style:parent-style-name="Standard">
      <style:paragraph-properties fo:text-align="justify" style:justify-single-word="false" fo:orphans="2" fo:widows="2"/>
      <style:text-properties fo:font-variant="normal" fo:text-transform="none" fo:color="#000000" style:font-name="arial" fo:font-size="12pt" fo:letter-spacing="normal" fo:language="en" fo:country="US" fo:font-style="normal" fo:font-weight="normal" officeooo:rsid="0037cbe9" officeooo:paragraph-rsid="004f807d" fo:background-color="transparent"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arial"/>
    </style:style>
    <style:style style:name="P7" style:family="paragraph" style:parent-style-name="Standard">
      <style:paragraph-properties fo:text-align="justify" style:justify-single-word="false"/>
      <style:text-properties style:font-name="arial" officeooo:paragraph-rsid="000f1f6e"/>
    </style:style>
    <style:style style:name="P8" style:family="paragraph" style:parent-style-name="Standard">
      <style:paragraph-properties fo:text-align="justify" style:justify-single-word="false"/>
      <style:text-properties style:font-name="arial" officeooo:paragraph-rsid="00104e91"/>
    </style:style>
    <style:style style:name="P9" style:family="paragraph" style:parent-style-name="Standard">
      <style:paragraph-properties fo:text-align="justify" style:justify-single-word="false"/>
      <style:text-properties style:font-name="arial" style:text-underline-style="solid" style:text-underline-width="auto" style:text-underline-color="font-color" fo:font-weight="bold" officeooo:rsid="000f1f6e" officeooo:paragraph-rsid="000f1f6e" style:font-weight-asian="bold" style:font-weight-complex="bold"/>
    </style:style>
    <style:style style:name="P10" style:family="paragraph" style:parent-style-name="Standard">
      <style:paragraph-properties fo:text-align="justify" style:justify-single-word="false"/>
      <style:text-properties style:font-name="arial" style:text-underline-style="solid" style:text-underline-width="auto" style:text-underline-color="font-color" fo:font-weight="bold" officeooo:rsid="000f1f6e" officeooo:paragraph-rsid="00104e91" style:font-weight-asian="bold" style:font-weight-complex="bold"/>
    </style:style>
    <style:style style:name="P11" style:family="paragraph" style:parent-style-name="Standard">
      <style:paragraph-properties fo:text-align="justify" style:justify-single-word="false"/>
      <style:text-properties style:font-name="arial" style:text-underline-style="solid" style:text-underline-width="auto" style:text-underline-color="font-color" fo:font-weight="bold" officeooo:paragraph-rsid="00104e91" style:font-weight-asian="bold" style:font-weight-complex="bold"/>
    </style:style>
    <style:style style:name="P12" style:family="paragraph" style:parent-style-name="Standard">
      <style:paragraph-properties fo:text-align="justify" style:justify-single-word="false"/>
      <style:text-properties style:font-name="arial" officeooo:rsid="00254f73" officeooo:paragraph-rsid="00254f73"/>
    </style:style>
    <style:style style:name="P13" style:family="paragraph" style:parent-style-name="Standard">
      <style:paragraph-properties fo:text-align="justify" style:justify-single-word="false"/>
      <style:text-properties style:font-name="arial" officeooo:rsid="0026b226" officeooo:paragraph-rsid="0026b226"/>
    </style:style>
    <style:style style:name="P14" style:family="paragraph" style:parent-style-name="Standard">
      <style:paragraph-properties fo:text-align="justify" style:justify-single-word="false"/>
      <style:text-properties style:font-name="arial" fo:font-weight="bold" officeooo:rsid="002bb571" style:font-weight-asian="bold" style:font-weight-complex="bold"/>
    </style:style>
    <style:style style:name="P15" style:family="paragraph" style:parent-style-name="Standard">
      <style:paragraph-properties fo:margin-left="1.251cm" fo:margin-right="0cm" fo:text-align="justify" style:justify-single-word="false" fo:text-indent="0cm" style:auto-text-indent="false"/>
      <style:text-properties style:font-name="arial" officeooo:paragraph-rsid="000f1f6e"/>
    </style:style>
    <style:style style:name="P16" style:family="paragraph" style:parent-style-name="Standard">
      <style:paragraph-properties fo:margin-left="1.251cm" fo:margin-right="0cm" fo:text-align="justify" style:justify-single-word="false" fo:text-indent="0cm" style:auto-text-indent="false"/>
      <style:text-properties style:font-name="arial" officeooo:paragraph-rsid="002a02cd"/>
    </style:style>
    <style:style style:name="P17" style:family="paragraph" style:parent-style-name="Standard">
      <style:paragraph-properties fo:margin-left="1.251cm" fo:margin-right="0cm" fo:text-align="justify" style:justify-single-word="false" fo:text-indent="0cm" style:auto-text-indent="false"/>
      <style:text-properties style:font-name="arial" officeooo:paragraph-rsid="000f1f6e" fo:background-color="#fff200"/>
    </style:style>
    <style:style style:name="P18" style:family="paragraph" style:parent-style-name="Standard">
      <style:paragraph-properties fo:margin-left="0cm" fo:margin-right="0cm" fo:text-align="justify" style:justify-single-word="false" fo:text-indent="0cm" style:auto-text-indent="false"/>
      <style:text-properties style:font-name="arial" officeooo:paragraph-rsid="000f1f6e"/>
    </style:style>
    <style:style style:name="P1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arial" fo:font-size="12pt" fo:letter-spacing="normal" fo:font-style="normal" style:text-underline-style="none" fo:font-weight="normal"/>
    </style:style>
    <style:style style:name="P2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arial" fo:font-size="12pt" fo:letter-spacing="normal" fo:font-style="normal" fo:font-weight="normal"/>
    </style:style>
    <style:style style:name="P2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arial" fo:font-size="12pt" fo:letter-spacing="normal" fo:font-style="normal" fo:font-weight="normal" officeooo:paragraph-rsid="00287678"/>
    </style:style>
    <style:style style:name="P2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arial" fo:font-size="12pt" fo:letter-spacing="normal" fo:font-style="normal" fo:font-weight="normal" officeooo:paragraph-rsid="003417a7"/>
    </style:style>
    <style:style style:name="P2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arial" fo:font-size="12pt" fo:letter-spacing="normal" fo:font-style="normal" fo:font-weight="bold" officeooo:rsid="00287678" officeooo:paragraph-rsid="00287678" style:font-weight-asian="bold" style:font-weight-complex="bold"/>
    </style:style>
    <style:style style:name="P2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arial" fo:font-size="12pt" fo:letter-spacing="normal" fo:font-style="normal" fo:font-weight="bold" officeooo:rsid="002d8c6e" officeooo:paragraph-rsid="002d8c6e" style:font-weight-asian="bold" style:font-weight-complex="bold"/>
    </style:style>
    <style:style style:name="P2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arial" fo:font-size="12pt" fo:letter-spacing="normal" fo:language="en" fo:country="US" fo:font-style="normal" fo:font-weight="normal"/>
    </style:style>
    <style:style style:name="P2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arial" fo:letter-spacing="normal"/>
    </style:style>
    <style:style style:name="P27" style:family="paragraph" style:parent-style-name="Text_20_body">
      <style:paragraph-properties fo:margin-left="0cm" fo:margin-right="0cm" fo:text-align="justify" style:justify-single-word="false" fo:orphans="2" fo:widows="2" fo:text-indent="0cm" style:auto-text-indent="false"/>
      <style:text-properties officeooo:paragraph-rsid="003417a7"/>
    </style:style>
    <style:style style:name="P28" style:family="paragraph" style:parent-style-name="Text_20_body">
      <style:paragraph-properties fo:margin-left="0cm" fo:margin-right="0cm" fo:text-align="justify" style:justify-single-word="false" fo:orphans="2" fo:widows="2" fo:text-indent="0cm" style:auto-text-indent="false"/>
      <style:text-properties style:font-name="arial" style:text-underline-style="solid" style:text-underline-width="auto" style:text-underline-color="font-color" fo:font-weight="bold" officeooo:rsid="0019e9c7" officeooo:paragraph-rsid="0019e9c7" style:font-weight-asian="bold" style:font-weight-complex="bold"/>
    </style:style>
    <style:style style:name="P29" style:family="paragraph" style:parent-style-name="Text_20_body">
      <style:paragraph-properties fo:margin-left="0cm" fo:margin-right="0cm" fo:text-align="justify" style:justify-single-word="false" fo:orphans="2" fo:widows="2" fo:text-indent="0cm" style:auto-text-indent="false"/>
      <style:text-properties style:font-name="arial"/>
    </style:style>
    <style:style style:name="P30" style:family="paragraph" style:parent-style-name="Heading_20_1">
      <style:paragraph-properties fo:margin-left="0cm" fo:margin-right="0cm" fo:text-align="justify" style:justify-single-word="false" fo:orphans="2" fo:widows="2" fo:text-indent="0cm" style:auto-text-indent="false"/>
      <style:text-properties fo:font-variant="normal" fo:text-transform="none" fo:color="#000000" style:font-name="arial" fo:font-size="12pt" fo:letter-spacing="normal" fo:font-style="normal" fo:font-weight="bold" style:font-weight-asian="bold" style:font-weight-complex="bold"/>
    </style:style>
    <style:style style:name="P31" style:family="paragraph" style:parent-style-name="Text_20_body">
      <style:paragraph-properties fo:text-align="justify" style:justify-single-word="false"/>
      <style:text-properties fo:font-variant="normal" fo:text-transform="none" fo:color="#000000" style:font-name="arial" fo:font-size="12pt" fo:letter-spacing="normal" fo:font-style="normal" style:text-underline-style="none" fo:font-weight="normal" officeooo:rsid="000f1f6e" officeooo:paragraph-rsid="00104e91" style:font-weight-asian="bold" style:font-weight-complex="bold"/>
    </style:style>
    <style:style style:name="P32" style:family="paragraph" style:parent-style-name="Text_20_body">
      <style:paragraph-properties fo:text-align="justify" style:justify-single-word="false"/>
      <style:text-properties fo:font-variant="normal" fo:text-transform="none" fo:color="#000000" style:font-name="arial" fo:font-size="12pt" fo:letter-spacing="normal" fo:font-style="normal" fo:font-weight="normal" officeooo:rsid="002bb571" officeooo:paragraph-rsid="002bb571"/>
    </style:style>
    <style:style style:name="P33" style:family="paragraph" style:parent-style-name="Text_20_body">
      <style:paragraph-properties fo:text-align="justify" style:justify-single-word="false" fo:orphans="2" fo:widows="2"/>
      <style:text-properties fo:font-variant="normal" fo:text-transform="none" fo:color="#000000" style:font-name="arial" fo:font-size="12pt" fo:letter-spacing="normal" fo:font-style="normal" fo:font-weight="normal" officeooo:rsid="0037cbe9" officeooo:paragraph-rsid="0044516d" style:font-size-asian="12pt" style:font-weight-asian="normal" style:font-size-complex="12pt" style:font-weight-complex="normal"/>
    </style:style>
    <style:style style:name="P34" style:family="paragraph" style:parent-style-name="Text_20_body">
      <style:paragraph-properties fo:text-align="justify" style:justify-single-word="false" fo:orphans="2" fo:widows="2"/>
      <style:text-properties fo:font-variant="normal" fo:text-transform="none" fo:color="#000000" style:font-name="arial" fo:font-size="12pt" fo:letter-spacing="normal" fo:font-style="normal" fo:font-weight="normal" officeooo:rsid="0037cbe9" officeooo:paragraph-rsid="0037cbe9" style:font-size-asian="12pt" style:font-weight-asian="normal" style:font-size-complex="12pt" style:font-weight-complex="normal"/>
    </style:style>
    <style:style style:name="P35" style:family="paragraph" style:parent-style-name="Text_20_body">
      <style:paragraph-properties fo:text-align="justify" style:justify-single-word="false"/>
      <style:text-properties fo:font-variant="normal" fo:text-transform="none" fo:color="#000000" style:font-name="arial" fo:font-size="12pt" fo:letter-spacing="normal" fo:font-style="normal" fo:font-weight="bold" officeooo:rsid="001ddd52" officeooo:paragraph-rsid="001ddd52" style:font-weight-asian="bold" style:font-weight-complex="bold"/>
    </style:style>
    <style:style style:name="P36" style:family="paragraph" style:parent-style-name="Text_20_body">
      <style:paragraph-properties fo:text-align="justify" style:justify-single-word="false" fo:orphans="2" fo:widows="2"/>
      <style:text-properties fo:font-variant="normal" fo:text-transform="none" fo:color="#000000" style:font-name="arial" fo:letter-spacing="normal" officeooo:rsid="0033134c" officeooo:paragraph-rsid="0033134c"/>
    </style:style>
    <style:style style:name="P37" style:family="paragraph" style:parent-style-name="Text_20_body">
      <style:paragraph-properties fo:text-align="justify" style:justify-single-word="false"/>
      <style:text-properties fo:font-variant="normal" fo:text-transform="none" style:font-name="arial" fo:font-size="12pt" fo:letter-spacing="normal" fo:font-style="normal" fo:font-weight="normal" officeooo:rsid="001ddd52" officeooo:paragraph-rsid="001ddd52"/>
    </style:style>
    <style:style style:name="P38" style:family="paragraph" style:parent-style-name="Text_20_body">
      <style:paragraph-properties fo:margin-left="2.501cm" fo:margin-right="0cm" fo:margin-top="0cm" fo:margin-bottom="0cm" loext:contextual-spacing="false" fo:text-align="justify" style:justify-single-word="false" fo:orphans="2" fo:widows="2" fo:text-indent="0cm" style:auto-text-indent="false"/>
      <style:text-properties fo:font-variant="normal" fo:text-transform="none" fo:color="#000000" style:font-name="arial" fo:font-size="12pt" fo:letter-spacing="normal" fo:language="en" fo:country="US" fo:font-style="normal" fo:font-weight="normal"/>
    </style:style>
    <style:style style:name="P39" style:family="paragraph" style:parent-style-name="Text_20_body">
      <style:paragraph-properties fo:margin-left="2.501cm" fo:margin-right="0cm" fo:margin-top="0cm" fo:margin-bottom="0cm" loext:contextual-spacing="false" fo:text-align="justify" style:justify-single-word="false" fo:orphans="2" fo:widows="2" fo:text-indent="0cm" style:auto-text-indent="false"/>
      <style:text-properties fo:font-variant="normal" fo:text-transform="none" fo:color="#000000" style:font-name="arial" fo:font-size="12pt" fo:letter-spacing="normal" fo:font-style="normal" fo:font-weight="normal"/>
    </style:style>
    <style:style style:name="P40" style:family="paragraph" style:parent-style-name="Standard" style:list-style-name="L1">
      <style:paragraph-properties fo:text-align="justify" style:justify-single-word="false"/>
      <style:text-properties style:font-name="arial"/>
    </style:style>
    <style:style style:name="P41" style:family="paragraph" style:parent-style-name="Standard" style:list-style-name="L1">
      <style:paragraph-properties fo:text-align="justify" style:justify-single-word="false"/>
      <style:text-properties style:font-name="arial" officeooo:paragraph-rsid="000f1f6e"/>
    </style:style>
    <style:style style:name="P42" style:family="paragraph" style:parent-style-name="Standard" style:list-style-name="L4">
      <style:paragraph-properties fo:text-align="justify" style:justify-single-word="false"/>
      <style:text-properties style:font-name="arial"/>
    </style:style>
    <style:style style:name="P43" style:family="paragraph" style:parent-style-name="Standard" style:list-style-name="L4">
      <style:paragraph-properties fo:text-align="justify" style:justify-single-word="false"/>
      <style:text-properties style:font-name="arial" officeooo:paragraph-rsid="001131c2"/>
    </style:style>
    <style:style style:name="P44" style:family="paragraph" style:parent-style-name="Standard" style:list-style-name="L4">
      <style:paragraph-properties fo:text-align="justify" style:justify-single-word="false"/>
      <style:text-properties style:font-name="arial" officeooo:paragraph-rsid="001749cc"/>
    </style:style>
    <style:style style:name="P45" style:family="paragraph" style:parent-style-name="Standard" style:list-style-name="L6">
      <style:paragraph-properties fo:text-align="justify" style:justify-single-word="false"/>
      <style:text-properties style:font-name="arial" officeooo:paragraph-rsid="00254f73"/>
    </style:style>
    <style:style style:name="P46" style:family="paragraph" style:parent-style-name="Standard" style:list-style-name="L4">
      <style:paragraph-properties fo:text-align="justify" style:justify-single-word="false"/>
      <style:text-properties style:font-name="arial" officeooo:paragraph-rsid="003cf02a" fo:background-color="#fff200"/>
    </style:style>
    <style:style style:name="P47" style:family="paragraph" style:parent-style-name="Standard" style:list-style-name="L4">
      <style:paragraph-properties fo:text-align="justify" style:justify-single-word="false"/>
      <style:text-properties style:font-name="arial" officeooo:paragraph-rsid="003e224f" fo:background-color="#fff200"/>
    </style:style>
    <style:style style:name="P48" style:family="paragraph" style:parent-style-name="Standard" style:list-style-name="L4">
      <style:paragraph-properties fo:text-align="justify" style:justify-single-word="false"/>
      <style:text-properties style:font-name="arial" officeooo:paragraph-rsid="004f807d" fo:background-color="transparent"/>
    </style:style>
    <style:style style:name="P49" style:family="paragraph" style:parent-style-name="Standard" style:list-style-name="L4">
      <style:paragraph-properties fo:text-align="justify" style:justify-single-word="false"/>
      <style:text-properties style:font-name="arial" officeooo:paragraph-rsid="004faaed" fo:background-color="transparent"/>
    </style:style>
    <style:style style:name="P50" style:family="paragraph" style:parent-style-name="Standard" style:list-style-name="L6">
      <style:paragraph-properties fo:text-align="justify" style:justify-single-word="false"/>
      <style:text-properties style:font-name="arial" officeooo:rsid="00254f73" officeooo:paragraph-rsid="00254f73"/>
    </style:style>
    <style:style style:name="P51" style:family="paragraph" style:parent-style-name="Standard" style:list-style-name="L4">
      <style:paragraph-properties fo:text-align="justify" style:justify-single-word="false"/>
      <style:text-properties style:font-name="arial" officeooo:rsid="005abd5b" officeooo:paragraph-rsid="005abd5b"/>
    </style:style>
    <style:style style:name="P52" style:family="paragraph" style:parent-style-name="Standard" style:list-style-name="L4">
      <style:paragraph-properties fo:text-align="justify" style:justify-single-word="false" fo:orphans="2" fo:widows="2"/>
      <style:text-properties fo:font-variant="normal" fo:text-transform="none" fo:color="#000000" style:font-name="arial" fo:font-size="12pt" fo:letter-spacing="normal" fo:font-style="normal" fo:font-weight="normal" officeooo:rsid="0037cbe9" officeooo:paragraph-rsid="003e224f" fo:background-color="#fff200" style:font-size-asian="12pt" style:font-weight-asian="normal" style:font-size-complex="12pt" style:font-weight-complex="normal"/>
    </style:style>
    <style:style style:name="P53" style:family="paragraph" style:parent-style-name="Standard" style:list-style-name="L4">
      <style:paragraph-properties fo:text-align="justify" style:justify-single-word="false" fo:orphans="2" fo:widows="2"/>
      <style:text-properties fo:font-variant="normal" fo:text-transform="none" fo:color="#000000" style:font-name="arial" fo:font-size="12pt" fo:letter-spacing="normal" fo:font-style="normal" fo:font-weight="normal" officeooo:rsid="0037cbe9" officeooo:paragraph-rsid="004faaed" fo:background-color="transparent"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officeooo:paragraph-rsid="005632bd"/>
    </style:style>
    <style:style style:name="P55" style:family="paragraph" style:parent-style-name="Standard">
      <style:paragraph-properties fo:text-align="justify" style:justify-single-word="false"/>
      <style:text-properties officeooo:paragraph-rsid="0026b226"/>
    </style:style>
    <style:style style:name="P56" style:family="paragraph" style:parent-style-name="Standard">
      <style:paragraph-properties fo:text-align="justify" style:justify-single-word="false"/>
      <style:text-properties officeooo:rsid="0008a777" officeooo:paragraph-rsid="005632bd"/>
    </style:style>
    <style:style style:name="P57" style:family="paragraph" style:parent-style-name="Standard">
      <style:paragraph-properties fo:margin-left="1.251cm" fo:margin-right="0cm" fo:text-align="justify" style:justify-single-word="false" fo:text-indent="0cm" style:auto-text-indent="false"/>
      <style:text-properties style:font-name="arial" officeooo:paragraph-rsid="00583834"/>
    </style:style>
    <style:style style:name="P58" style:family="paragraph" style:parent-style-name="Text_20_body" style:list-style-name="L3">
      <style:paragraph-properties fo:text-align="justify" style:justify-single-word="false" fo:orphans="2" fo:widows="2"/>
      <style:text-properties fo:font-variant="normal" fo:text-transform="none" fo:color="#000000" style:font-name="arial" fo:font-size="12pt" fo:letter-spacing="normal" fo:font-style="normal" fo:font-weight="normal" officeooo:rsid="0037cbe9" officeooo:paragraph-rsid="0037cbe9"/>
    </style:style>
    <style:style style:name="P59" style:family="paragraph" style:parent-style-name="Text_20_body">
      <style:paragraph-properties fo:text-align="justify" style:justify-single-word="false" fo:orphans="2" fo:widows="2"/>
      <style:text-properties fo:font-variant="normal" fo:text-transform="none" fo:color="#000000" style:font-name="arial" fo:font-size="12pt" fo:letter-spacing="normal" fo:font-style="normal" fo:font-weight="normal" officeooo:rsid="003b2437" officeooo:paragraph-rsid="004f807d" fo:background-color="transparent" style:font-size-asian="12pt" style:font-weight-asian="normal" style:font-size-complex="12pt" style:font-weight-complex="normal"/>
    </style:style>
    <style:style style:name="P60" style:family="paragraph" style:parent-style-name="Text_20_body" style:list-style-name="L2">
      <style:paragraph-properties fo:margin-top="0cm" fo:margin-bottom="0cm" loext:contextual-spacing="false" fo:text-align="justify" style:justify-single-word="false"/>
      <style:text-properties fo:font-variant="normal" fo:text-transform="none" style:font-name="arial" fo:font-size="12pt" fo:letter-spacing="normal" fo:font-style="normal" fo:font-weight="normal" officeooo:paragraph-rsid="001b7abd"/>
    </style:style>
    <style:style style:name="P61" style:family="paragraph" style:parent-style-name="Text_20_body" style:list-style-name="L2">
      <style:paragraph-properties fo:margin-top="0cm" fo:margin-bottom="0cm" loext:contextual-spacing="false" fo:text-align="justify" style:justify-single-word="false" fo:orphans="2" fo:widows="2"/>
      <style:text-properties fo:font-variant="normal" fo:text-transform="none" style:font-name="arial" fo:font-size="12pt" fo:letter-spacing="normal" fo:font-style="normal" fo:font-weight="normal" officeooo:paragraph-rsid="004c80f9"/>
    </style:style>
    <style:style style:name="P62" style:family="paragraph" style:parent-style-name="Text_20_body" style:list-style-name="L2">
      <style:paragraph-properties fo:margin-top="0cm" fo:margin-bottom="0cm" loext:contextual-spacing="false" fo:text-align="justify" style:justify-single-word="false" fo:orphans="2" fo:widows="2"/>
      <style:text-properties fo:font-variant="normal" fo:text-transform="none" fo:color="#000000" style:font-name="arial" fo:font-size="12pt" fo:letter-spacing="normal" fo:language="en" fo:country="US" fo:font-style="normal" fo:font-weight="normal" officeooo:rsid="003472f8" officeooo:paragraph-rsid="003472f8"/>
    </style:style>
    <style:style style:name="P63" style:family="paragraph" style:parent-style-name="Text_20_body" style:list-style-name="L2">
      <style:paragraph-properties fo:margin-top="0cm" fo:margin-bottom="0cm" loext:contextual-spacing="false" fo:text-align="justify" style:justify-single-word="false" fo:orphans="2" fo:widows="2"/>
      <style:text-properties fo:font-variant="normal" fo:text-transform="none" fo:color="#000000" style:font-name="arial" fo:font-size="12pt" fo:letter-spacing="normal" fo:language="en" fo:country="US" fo:font-style="normal" fo:font-weight="normal" officeooo:paragraph-rsid="00210df8"/>
    </style:style>
    <style:style style:name="P64" style:family="paragraph" style:parent-style-name="Text_20_body" style:list-style-name="L7">
      <style:paragraph-properties fo:margin-top="0cm" fo:margin-bottom="0cm" loext:contextual-spacing="false" fo:text-align="justify" style:justify-single-word="false" fo:orphans="2" fo:widows="2"/>
      <style:text-properties fo:font-variant="normal" fo:text-transform="none" fo:color="#000000" style:font-name="arial" fo:font-size="12pt" fo:letter-spacing="normal" fo:font-style="normal" fo:font-weight="normal"/>
    </style:style>
    <style:style style:name="P65" style:family="paragraph" style:parent-style-name="Text_20_body" style:list-style-name="L2">
      <style:paragraph-properties fo:margin-top="0cm" fo:margin-bottom="0cm" loext:contextual-spacing="false" fo:text-align="justify" style:justify-single-word="false" fo:orphans="2" fo:widows="2"/>
      <style:text-properties fo:font-variant="normal" fo:text-transform="none" fo:color="#b22222" style:font-name="arial" fo:font-size="12pt" fo:letter-spacing="normal" fo:language="en" fo:country="US" fo:font-style="normal" fo:font-weight="normal" officeooo:rsid="003472f8" officeooo:paragraph-rsid="003472f8"/>
    </style:style>
    <style:style style:name="P66" style:family="paragraph" style:parent-style-name="Text_20_body" style:list-style-name="L2">
      <style:paragraph-properties fo:margin-top="0cm" fo:margin-bottom="0cm" loext:contextual-spacing="false" fo:text-align="justify" style:justify-single-word="false" fo:orphans="2" fo:widows="2"/>
      <style:text-properties style:font-name="arial"/>
    </style:style>
    <style:style style:name="P67" style:family="paragraph" style:parent-style-name="Text_20_body" style:list-style-name="L5">
      <style:paragraph-properties fo:margin-top="0cm" fo:margin-bottom="0cm" loext:contextual-spacing="false" fo:text-align="justify" style:justify-single-word="false" fo:orphans="2" fo:widows="2"/>
      <style:text-properties style:font-name="arial" officeooo:paragraph-rsid="00287678"/>
    </style:style>
    <style:style style:name="P68" style:family="paragraph" style:parent-style-name="Table_20_Contents">
      <style:paragraph-properties fo:text-align="justify" style:justify-single-word="false"/>
      <style:text-properties officeooo:rsid="0008a777" officeooo:paragraph-rsid="005632bd"/>
    </style:style>
    <style:style style:name="P69" style:family="paragraph">
      <loext:graphic-properties draw:fill-color="#ed1c24"/>
      <style:paragraph-properties fo:text-align="center"/>
    </style:style>
    <style:style style:name="P70" style:family="paragraph">
      <style:paragraph-properties fo:text-align="center"/>
    </style:style>
    <style:style style:name="T1" style:family="text">
      <style:text-properties officeooo:rsid="000c7ca6"/>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officeooo:rsid="000d8947"/>
    </style:style>
    <style:style style:name="T5" style:family="text">
      <style:text-properties officeooo:rsid="0015e835"/>
    </style:style>
    <style:style style:name="T6" style:family="text">
      <style:text-properties officeooo:rsid="001619f9"/>
    </style:style>
    <style:style style:name="T7" style:family="text">
      <style:text-properties style:text-underline-style="none"/>
    </style:style>
    <style:style style:name="T8" style:family="text">
      <style:text-properties fo:font-variant="normal" fo:text-transform="none" fo:color="#000000" fo:font-size="12pt" fo:letter-spacing="normal" fo:font-style="normal" fo:font-weight="normal"/>
    </style:style>
    <style:style style:name="T9" style:family="text">
      <style:text-properties fo:font-variant="normal" fo:text-transform="none" fo:color="#000000" fo:font-size="12pt" fo:letter-spacing="normal" fo:font-style="normal" fo:font-weight="normal" officeooo:rsid="001f7213"/>
    </style:style>
    <style:style style:name="T10" style:family="text">
      <style:text-properties fo:font-variant="normal" fo:text-transform="none" fo:color="#000000" fo:font-size="12pt" fo:letter-spacing="normal" fo:font-style="normal" fo:font-weight="normal" officeooo:rsid="002aa095"/>
    </style:style>
    <style:style style:name="T11" style:family="text">
      <style:text-properties fo:font-variant="normal" fo:text-transform="none" fo:color="#000000" fo:font-size="12pt" fo:letter-spacing="normal" fo:font-style="normal" style:text-underline-style="solid" style:text-underline-width="auto" style:text-underline-color="font-color" fo:font-weight="normal" officeooo:rsid="001f7213"/>
    </style:style>
    <style:style style:name="T12" style:family="text">
      <style:text-properties fo:font-variant="normal" fo:text-transform="none" fo:color="#000000" fo:font-size="12pt" fo:letter-spacing="normal" fo:font-style="normal" style:text-underline-style="none" fo:font-weight="normal" officeooo:rsid="001f7213"/>
    </style:style>
    <style:style style:name="T13" style:family="text">
      <style:text-properties fo:font-variant="normal" fo:text-transform="none" fo:color="#000000" fo:font-size="12pt" fo:letter-spacing="normal" fo:font-style="normal" fo:font-weight="bold" style:font-weight-asian="bold" style:font-weight-complex="bold"/>
    </style:style>
    <style:style style:name="T14" style:family="text">
      <style:text-properties fo:font-variant="normal" fo:text-transform="none" fo:color="#000000" fo:font-size="12pt" fo:letter-spacing="normal" fo:font-style="normal" fo:font-weight="bold" officeooo:rsid="001ddd52" style:font-weight-asian="bold" style:font-weight-complex="bold"/>
    </style:style>
    <style:style style:name="T15" style:family="text">
      <style:text-properties fo:font-variant="normal" fo:text-transform="none" fo:color="#000000" fo:font-size="12pt" fo:letter-spacing="normal" fo:language="en" fo:country="US" fo:font-style="normal" fo:font-weight="normal" officeooo:rsid="0037cbe9" style:font-size-asian="12pt" style:font-weight-asian="normal" style:font-size-complex="12pt" style:font-weight-complex="normal"/>
    </style:style>
    <style:style style:name="T16" style:family="text">
      <style:text-properties fo:font-variant="normal" fo:text-transform="none" fo:color="#000000" fo:font-size="12pt" fo:letter-spacing="normal" fo:language="en" fo:country="US" fo:font-style="normal" fo:font-weight="normal" officeooo:rsid="004faaed" style:font-size-asian="12pt" style:font-weight-asian="normal" style:font-size-complex="12pt" style:font-weight-complex="normal"/>
    </style:style>
    <style:style style:name="T17" style:family="text">
      <style:text-properties fo:font-variant="normal" fo:text-transform="none" fo:color="#000000" style:font-name="arial" fo:font-size="12pt" fo:letter-spacing="normal" fo:font-style="normal" fo:font-weight="normal"/>
    </style:style>
    <style:style style:name="T18" style:family="text">
      <style:text-properties fo:font-variant="normal" fo:text-transform="none" fo:color="#000000" style:font-name="arial" fo:font-size="12pt" fo:letter-spacing="normal" fo:font-style="normal" fo:font-weight="bold" style:font-weight-asian="bold" style:font-weight-complex="bold"/>
    </style:style>
    <style:style style:name="T19" style:family="text">
      <style:text-properties fo:font-variant="normal" fo:text-transform="none" fo:font-size="12pt" fo:letter-spacing="normal" fo:font-style="normal" fo:font-weight="normal"/>
    </style:style>
    <style:style style:name="T20" style:family="text">
      <style:text-properties fo:font-variant="normal" fo:text-transform="none" fo:font-size="12pt" fo:letter-spacing="normal" fo:font-style="normal" fo:font-weight="normal" officeooo:rsid="001f7213"/>
    </style:style>
    <style:style style:name="T21" style:family="text">
      <style:text-properties fo:color="#000000"/>
    </style:style>
    <style:style style:name="T22" style:family="text">
      <style:text-properties fo:color="#000000" officeooo:rsid="001ddd52"/>
    </style:style>
    <style:style style:name="T23" style:family="text">
      <style:text-properties fo:color="#000000" style:text-underline-style="solid" style:text-underline-width="auto" style:text-underline-color="font-color" fo:font-weight="bold" style:font-weight-asian="bold" style:font-weight-complex="bold"/>
    </style:style>
    <style:style style:name="T24" style:family="text">
      <style:text-properties fo:color="#000000" officeooo:rsid="00512b3c"/>
    </style:style>
    <style:style style:name="T25" style:family="text">
      <style:text-properties fo:color="#000000" officeooo:rsid="00531fc7"/>
    </style:style>
    <style:style style:name="T26" style:family="text">
      <style:text-properties fo:font-size="12pt" fo:font-style="normal" fo:font-weight="normal"/>
    </style:style>
    <style:style style:name="T27" style:family="text">
      <style:text-properties fo:font-size="12pt" fo:font-style="normal" fo:font-weight="normal" officeooo:rsid="0033134c"/>
    </style:style>
    <style:style style:name="T28" style:family="text">
      <style:text-properties officeooo:rsid="001b7abd"/>
    </style:style>
    <style:style style:name="T29" style:family="text">
      <style:text-properties style:text-underline-style="solid" style:text-underline-width="auto" style:text-underline-color="font-color"/>
    </style:style>
    <style:style style:name="T30" style:family="text">
      <style:text-properties officeooo:rsid="002a02cd"/>
    </style:style>
    <style:style style:name="T31" style:family="text">
      <style:text-properties fo:color="#ed1c24" fo:font-weight="bold" officeooo:rsid="002a02cd" style:font-weight-asian="bold" style:font-weight-complex="bold"/>
    </style:style>
    <style:style style:name="T32" style:family="text">
      <style:text-properties officeooo:rsid="002d8c6e"/>
    </style:style>
    <style:style style:name="T33" style:family="text">
      <style:text-properties officeooo:rsid="002e412d"/>
    </style:style>
    <style:style style:name="T34" style:family="text">
      <style:text-properties officeooo:rsid="0033134c"/>
    </style:style>
    <style:style style:name="T35" style:family="text">
      <style:text-properties officeooo:rsid="003e224f"/>
    </style:style>
    <style:style style:name="T36" style:family="text">
      <style:text-properties officeooo:rsid="004151b4"/>
    </style:style>
    <style:style style:name="T37" style:family="text">
      <style:text-properties officeooo:rsid="0044516d"/>
    </style:style>
    <style:style style:name="T38" style:family="text">
      <style:text-properties fo:background-color="#fff200" loext:char-shading-value="0"/>
    </style:style>
    <style:style style:name="T39" style:family="text">
      <style:text-properties officeooo:rsid="003b2437" fo:background-color="#fff200" loext:char-shading-value="0"/>
    </style:style>
    <style:style style:name="T40" style:family="text">
      <style:text-properties officeooo:rsid="004f807d"/>
    </style:style>
    <style:style style:name="T41" style:family="text">
      <style:text-properties officeooo:rsid="004faaed"/>
    </style:style>
    <style:style style:name="T42" style:family="text">
      <style:text-properties fo:language="en" fo:country="US"/>
    </style:style>
    <style:style style:name="T43" style:family="text">
      <style:text-properties officeooo:rsid="00512b3c"/>
    </style:style>
    <style:style style:name="T44" style:family="text">
      <style:text-properties officeooo:rsid="00073d93"/>
    </style:style>
    <style:style style:name="T45" style:family="text">
      <style:text-properties officeooo:rsid="00254f7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fill-color="#ed1c24"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laves primarias y claves Foráneas</text:p>
      <text:p text:style-name="P6"/>
      <text:p text:style-name="P10">Claves primarias:</text:p>
      <text:p text:style-name="P10"/>
      <text:p text:style-name="P31">Una <text:span text:style-name="T2">clave candidata </text:span>es un campo, o una combinación de campos, que identifican de manera única un registro de una tabla. Éstas no pueden contener valores nulos, y su valor debe ser único.</text:p>
      <text:p text:style-name="P19">Una <text:span text:style-name="T2">clave primaria </text:span>es una clave candidata que ha sido diseñada para identificar de manera única a los registros de una tabla a través de toda la estructura de la base de datos.</text:p>
      <text:p text:style-name="P20">La selección de una clave primaria es muy importante en el diseño de una base de datos, ya que es un elemento clave de los datos que facilita la unión de tablas y el concepto total de una base de datos relacional.</text:p>
      <text:p text:style-name="P20">Las claves primarias deben ser únicas y no nulas, de manera que garanticen que una fila de una tabla pueda ser siempre referenciada a través de su clave primaria.</text:p>
      <text:p text:style-name="P20">MySQL requiere que se especifique NOT NULL para las columnas que se van a utilizar como claves primarias al momento de crear una tabla.</text:p>
      <text:p text:style-name="P28">Formas de crear una clave primaria</text:p>
      <text:list xml:id="list4016126731" text:style-name="L1">
        <text:list-item>
          <text:p text:style-name="P41">Creamos la tabla Integrante_grupo y asignamos los campo<text:span text:style-name="T1">s</text:span> <text:span text:style-name="T3">idIntegrante</text:span> e <text:span text:style-name="T3">idGrupo</text:span> como llave <text:span text:style-name="T4">primaria </text:span>compuesta, de tipo entero sin signo:</text:p>
        </text:list-item>
      </text:list>
      <text:p text:style-name="P7"/>
      <text:p text:style-name="P15">create table Integrante_Grupo</text:p>
      <text:p text:style-name="P15">(</text:p>
      <text:p text:style-name="P15"><text:s/>idIntegrante int UNSIGNED NOT NULL,</text:p>
      <text:p text:style-name="P15"><text:s/>idGrupo int UNSIGNED NOT NULL,</text:p>
      <text:p text:style-name="P17">PRIMARY KEY (idIntegrante, idGrupo)</text:p>
      <text:p text:style-name="P15">);</text:p>
      <text:p text:style-name="P18"/>
      <text:list xml:id="list182050707458060" text:continue-numbering="true" text:style-name="L1">
        <text:list-item>
          <text:p text:style-name="P40">Para identificar más de una clave primaria, cuando ya <text:span text:style-name="T4">hemos creado</text:span> la tabla, <text:span text:style-name="T4">deberemos utilizar el siguiente código:</text:span></text:p>
        </text:list-item>
      </text:list>
      <text:p text:style-name="P6"/>
      <text:p text:style-name="P57">ALTER TABLE Integrante_Grupo DROP PRIMARY KEY; //<text:span text:style-name="T44">primero borramos la o las claves primarias.</text:span></text:p>
      <text:p text:style-name="P57">ALTER TABLE Integrante_Grupo ADD PRIMARY KEY (idIntegrante, idGrupo); /<text:span text:style-name="T44">luego agregamos las claves primarias que correspondan.</text:span></text:p>
      <text:p text:style-name="P6"/>
      <text:p text:style-name="P11">Claves foráneas<text:span text:style-name="T7">:</text:span></text:p>
      <text:p text:style-name="P8"/>
      <text:p text:style-name="P2"><text:span text:style-name="T28">I</text:span>ntegridad referencial</text:p>
      <text:p text:style-name="P2"/>
      <text:p text:style-name="P3">Podemos decir de manera simple que integridad referencial significa que cuando un registro en una tabla haga referencia a un registro en otra tabla, el registro correspondiente debe existir.</text:p>
      <text:p text:style-name="P3">Una clave foránea es simplemente un campo en una tabla que se corresponde con la clave primaria de otra tabla.</text:p>
      <text:p text:style-name="P3"><text:soft-page-break/>Las claves foráneas tienen que ver precisamente con la integridad referencial, lo que significa que si una clave foránea contiene un valor, ese valor se refiere a un registro existente en la tabla relacionada.</text:p>
      <text:p text:style-name="P3"/>
      <text:p text:style-name="P37"><text:span text:style-name="T23">Para crear las claves foráneas, existen dos formas</text:span><text:span text:style-name="T21">:</text:span></text:p>
      <text:p text:style-name="P35">Primera</text:p>
      <text:list xml:id="list1277830966" text:style-name="L2">
        <text:list-item>
          <text:p text:style-name="P60"><text:span text:style-name="T21">Crear </text:span><text:span text:style-name="T22">la</text:span><text:span text:style-name="T21">s tablas.</text:span></text:p>
        </text:list-item>
        <text:list-item>
          <text:p text:style-name="P61"><text:span text:style-name="T21">Crear un índice en el campo que </text:span><text:span text:style-name="T25">será</text:span><text:span text:style-name="T21"> declarado clave foránea.</text:span></text:p>
        </text:list-item>
        <text:list-item>
          <text:p text:style-name="P66"><text:span text:style-name="T19">Usar la sintaxis FOREIGN KEY(campo_fk) REFERENCES nombre_tabla (nombre_campo) </text:span><text:span text:style-name="T20">para crear las claves foráneas.</text:span><text:span text:style-name="T8"><text:line-break/><text:line-break/></text:span><text:span text:style-name="T11">Nota</text:span><text:span text:style-name="T12">:</text:span><text:span text:style-name="T9"> como </text:span><text:span text:style-name="T8">no </text:span><text:span text:style-name="T9">se </text:span><text:span text:style-name="T8">crea</text:span><text:span text:style-name="T9">n</text:span><text:span text:style-name="T8"> de manera automática índices en las claves foráneas o en las claves referenciadas, debemos crearlos de manera explícita. </text:span><text:span text:style-name="T13">Los índices son necesarios para que la verificación de las claves foráneas sea más rápida</text:span><text:span text:style-name="T8">.</text:span></text:p>
          <text:p text:style-name="P62"/>
        </text:list-item>
        <text:list-item>
          <text:p text:style-name="P65"><text:span text:style-name="T21">Creamos la tabla con </text:span><text:span text:style-name="T24">la clave primaria</text:span><text:span text:style-name="T21">:</text:span></text:p>
          <text:p text:style-name="P62"/>
          <text:p text:style-name="P63">CREATE TABLE venta</text:p>
        </text:list-item>
      </text:list>
      <text:p text:style-name="P38">(</text:p>
      <text:p text:style-name="P38">id_factura INT NOT NULL,</text:p>
      <text:p text:style-name="P38">id_cliente_<text:span text:style-name="T41">venta</text:span> INT NOT NULL,</text:p>
      <text:p text:style-name="P38">cantidad INT,</text:p>
      <text:p text:style-name="P38">PRIMARY KEY(id_factura)</text:p>
      <text:p text:style-name="P39">);</text:p>
      <text:list xml:id="list4117268090" text:style-name="L3">
        <text:list-item>
          <text:p text:style-name="P58">Creamos un indice de una tabla existente, <text:span text:style-name="T43">con la columna que luego será clave foránea</text:span>:</text:p>
        </text:list-item>
      </text:list>
      <text:p text:style-name="P34"><text:tab/><text:span text:style-name="T38">CREATE INDEX nombre_indice ON nombre_de_tabla (columna</text:span><text:span text:style-name="T39">);</text:span></text:p>
      <text:p text:style-name="P59"><text:tab/>CREATE INDEX cliente_indice ON venta (id_cliente_venta);</text:p>
      <text:p text:style-name="P33"><text:tab/><text:span text:style-name="T37">Creamos la clave foránea de la tabla ya existente</text:span>:</text:p>
      <text:list xml:id="list2890203776" text:style-name="L4">
        <text:list-header>
          <text:p text:style-name="P46">ALTER TABLE <text:span text:style-name="T35">nombre_tabla1</text:span></text:p>
          <text:p text:style-name="P47">ADD CONSTRAINT FK_<text:span text:style-name="T36">columna_nombre_tabla1</text:span></text:p>
          <text:p text:style-name="P46">FOREIGN KEY (<text:span text:style-name="T35">columna_nombre_tabla1</text:span>)</text:p>
          <text:p text:style-name="P52">REFERENCES <text:span text:style-name="T35">nombre_tabla2</text:span> (<text:span text:style-name="T35">columna_nombre_tabla2</text:span>);</text:p>
        </text:list-header>
      </text:list>
      <text:p text:style-name="P4"/>
      <text:list xml:id="list182051140264288" text:continue-numbering="true" text:style-name="L4">
        <text:list-header>
          <text:p text:style-name="P48">ALTER TABLE <text:span text:style-name="T40">venta</text:span></text:p>
          <text:p text:style-name="P48">ADD CONSTRAINT FK_<text:span text:style-name="T40">id_cliente</text:span></text:p>
          <text:p text:style-name="P49">FOREIGN KEY (<text:span text:style-name="T15">id_cliente_</text:span><text:span text:style-name="T16">venta</text:span>)</text:p>
          <text:p text:style-name="P53">REFERENCES <text:span text:style-name="T41">cliente</text:span> (<text:span text:style-name="T42">id_cliente</text:span>);</text:p>
        </text:list-header>
      </text:list>
      <text:p text:style-name="P5"/>
      <text:p text:style-name="P21">Las columnas correspondientes en la clave foránea y en la clave referenciada deben tener <text:span text:style-name="T29">tipos de datos similares</text:span> para que puedan ser comparadas sin la necesidad de hacer una conversión de tipos. </text:p>
      <text:list xml:id="list2633873915" text:style-name="L5">
        <text:list-item>
          <text:p text:style-name="P67"><text:span text:style-name="T8">El tamaño y el signo de los tipos </text:span><text:span text:style-name="T13">enteros</text:span><text:span text:style-name="T8"> debe ser el mismo. </text:span></text:p>
        </text:list-item>
        <text:list-item>
          <text:p text:style-name="P67"><text:soft-page-break/><text:span text:style-name="T8">En las columnas de tipo </text:span><text:span text:style-name="T13">caracter</text:span><text:span text:style-name="T8">, el tamaño no tiene que ser el mismo necesariamente.</text:span></text:p>
        </text:list-item>
      </text:list>
      <text:p text:style-name="P23">Errores:</text:p>
      <text:p text:style-name="P21">Si MySQL da un error cuyo número es el 1005 al momento de ejecutar una sentencia CREATE TABLE, y el mensaje de error se refiere al número 150, la creación de la tabla falló porque la restricción de la clave foránea no se hizo de la manera adecuada. </text:p>
      <text:p text:style-name="P21">De la misma manera, si falla una sentencia ALTER TABLE y se hace referencia al error número 150, esto significa que la definición de la restricción de la clave foránea no se hizo adecuadamente. </text:p>
      <text:p text:style-name="P23">Importante:</text:p>
      <text:p text:style-name="P21">A partir de la versión 4.0.13 de MySQL, se puede usar la sentencia SHOW INNODB STATUS para ver una explicación detallada del último error que se generó en relación a la definición de una clave foránea.</text:p>
      <text:p text:style-name="P29"><text:span text:style-name="T8">Si en una tabla, un registro contiene una clave foránea con un valor NULO, significa que no existe ni</text:span><text:span text:style-name="T10">n</text:span><text:span text:style-name="T8">guna relación con otra tabla.</text:span></text:p>
      <text:p text:style-name="P29"><text:span text:style-name="T8"><text:line-break/></text:span><text:span text:style-name="T14">Segunda</text:span></text:p>
      <text:list xml:id="list111566363" text:style-name="L6">
        <text:list-item>
          <text:p text:style-name="P45"><text:span text:style-name="T45">Las tablas ya están creadas.</text:span></text:p>
        </text:list-item>
        <text:list-item>
          <text:p text:style-name="P50">Se crean las claves foráneas.</text:p>
        </text:list-item>
      </text:list>
      <text:p text:style-name="P12"/>
      <text:p text:style-name="P16"><text:span text:style-name="T31">Nota:</text:span><text:span text:style-name="T30"> </text:span><text:span text:style-name="T8">A partir de la versión </text:span><text:span text:style-name="T13">3.23.50</text:span><text:span text:style-name="T8">, se pueden agregar restricciones de clave foránea a una tabla con el uso de la sentencia ALTER TABLE.<text:line-break/></text:span></text:p>
      <text:p text:style-name="P13">Ejemplo:</text:p>
      <text:p text:style-name="P55"/>
      <table:table table:name="Tabla1" table:style-name="Tabla1">
        <table:table-column table:style-name="Tabla1.A"/>
        <table:table-column table:style-name="Tabla1.B"/>
        <table:table-row>
          <table:table-cell table:style-name="Tabla1.A1" table:number-columns-spanned="2" office:value-type="string">
            <text:p text:style-name="P56">Integrante_Grupo</text:p>
          </table:table-cell>
          <table:covered-table-cell/>
        </table:table-row>
        <table:table-row>
          <table:table-cell table:style-name="Tabla1.A2" office:value-type="string">
            <text:p text:style-name="P68"><draw:path text:anchor-type="paragraph" draw:z-index="0" draw:name="Forma1" draw:style-name="gr1" draw:text-style-name="P69" svg:width="1.672cm" svg:height="2.69cm" draw:transform="rotate (2.6778586713349) translate (0.0246699653195345cm 2.97749339212438cm)" svg:viewBox="0 0 1673 2691" svg:d="M0 0c349-5 577 303 887 394 283 84 413 344 533 572 126 239 309 463 237 769-65 276-130 566-327 779l-158 177 120-108"><text:p/></draw:path>FK</text:p>
          </table:table-cell>
          <table:table-cell table:style-name="Tabla1.B2" office:value-type="string">
            <text:p text:style-name="P54">idIntegrante</text:p>
          </table:table-cell>
        </table:table-row>
        <table:table-row>
          <table:table-cell table:style-name="Tabla1.A2" office:value-type="string">
            <text:p text:style-name="P68"><draw:path text:anchor-type="paragraph" draw:z-index="1" draw:name="Forma2" draw:style-name="gr2" draw:text-style-name="P70" svg:width="2.424cm" svg:height="3.721cm" draw:transform="rotate (2.5556856236953) translate (-0.00614610167932086cm 4.75767413432095cm)" svg:viewBox="0 0 2425 3722" svg:d="M0 17c336-11 711-67 998 107 265 160 528 350 701 619 142 221 319 427 438 661 117 230 193 469 250 734 63 293 27 569 36 851l-25 281-62 306-62 146"><text:p/></draw:path>FK</text:p>
          </table:table-cell>
          <table:table-cell table:style-name="Tabla1.B2" office:value-type="string">
            <text:p text:style-name="P54">idGrupo</text:p>
          </table:table-cell>
        </table:table-row>
      </table:table>
      <text:p text:style-name="P54"/>
      <table:table table:name="Tabla2" table:style-name="Tabla2">
        <table:table-column table:style-name="Tabla2.A"/>
        <table:table-column table:style-name="Tabla2.B"/>
        <table:table-row>
          <table:table-cell table:style-name="Tabla2.A1" table:number-columns-spanned="2" office:value-type="string">
            <text:p text:style-name="P56">Integrante</text:p>
          </table:table-cell>
          <table:covered-table-cell/>
        </table:table-row>
        <table:table-row>
          <table:table-cell table:style-name="Tabla2.A2" office:value-type="string">
            <text:p text:style-name="P56">CP</text:p>
          </table:table-cell>
          <table:table-cell table:style-name="Tabla2.B2" office:value-type="string">
            <text:p text:style-name="P54">idIntegrante</text:p>
          </table:table-cell>
        </table:table-row>
        <table:table-row>
          <table:table-cell table:style-name="Tabla2.A2" office:value-type="string">
            <text:p text:style-name="P68"/>
          </table:table-cell>
          <table:table-cell table:style-name="Tabla2.B2" office:value-type="string">
            <text:p text:style-name="P68">Nombre</text:p>
          </table:table-cell>
        </table:table-row>
      </table:table>
      <text:p text:style-name="P54"/>
      <table:table table:name="Tabla3" table:style-name="Tabla3">
        <table:table-column table:style-name="Tabla3.A"/>
        <table:table-column table:style-name="Tabla3.B"/>
        <table:table-row>
          <table:table-cell table:style-name="Tabla3.A1" table:number-columns-spanned="2" office:value-type="string">
            <text:p text:style-name="P56">Grupo</text:p>
          </table:table-cell>
          <table:covered-table-cell/>
        </table:table-row>
        <table:table-row>
          <table:table-cell table:style-name="Tabla3.A2" office:value-type="string">
            <text:p text:style-name="P56">CP</text:p>
          </table:table-cell>
          <table:table-cell table:style-name="Tabla3.B2" office:value-type="string">
            <text:p text:style-name="P54">idGrupo</text:p>
          </table:table-cell>
        </table:table-row>
        <table:table-row>
          <table:table-cell table:style-name="Tabla3.A2" office:value-type="string">
            <text:p text:style-name="P68"/>
          </table:table-cell>
          <table:table-cell table:style-name="Tabla3.B2" office:value-type="string">
            <text:p text:style-name="P68">nombre</text:p>
          </table:table-cell>
        </table:table-row>
      </table:table>
      <text:list xml:id="list182050280757364" text:continue-list="list182051140264288" text:style-name="L4">
        <text:list-header>
          <text:p text:style-name="P51"/>
        </text:list-header>
        <text:list-item>
          <text:p text:style-name="P42">Agregamos una <text:span text:style-name="T5">clave foránea (</text:span>FK<text:span text:style-name="T5">) </text:span>de la tabla Integrante_Grupo, <text:span text:style-name="T6">la cual permite</text:span> <text:span text:style-name="T6">relacionar </text:span>la tabla Integrante <text:span text:style-name="T6">con</text:span> el campo idIntegrante:</text:p>
          <text:p text:style-name="P43"/>
          <text:p text:style-name="P43">ALTER TABLE Integrante_Grupo </text:p>
          <text:p text:style-name="P43"><text:soft-page-break/>ADD CONSTRAINT FK_integrante_grupo_i</text:p>
          <text:p text:style-name="P43">FOREIGN KEY (idIntegrante)</text:p>
          <text:p text:style-name="P43">REFERENCES Integrante (idIntegrante);</text:p>
          <text:p text:style-name="P43"/>
        </text:list-item>
        <text:list-item>
          <text:p text:style-name="P44">Agregamos <text:span text:style-name="T5">clave foránea (</text:span>FK<text:span text:style-name="T5">)</text:span> de la tabla Integrante_Grupo, <text:span text:style-name="T6">la cual permite</text:span> <text:span text:style-name="T6">relacionar </text:span>la tabla <text:s/>Grupo para el campo idGrupo</text:p>
          <text:p text:style-name="P43"/>
          <text:p text:style-name="P43">ALTER TABLE Integrante_Grupo </text:p>
          <text:p text:style-name="P43">ADD CONSTRAINT FK_integrante_grupo_g </text:p>
          <text:p text:style-name="P43">FOREIGN KEY (idGrupo) </text:p>
          <text:p text:style-name="P43">REFERENCES grupo (idGrupo);</text:p>
        </text:list-item>
      </text:list>
      <text:p text:style-name="P6"/>
      <text:p text:style-name="P6"/>
      <text:p text:style-name="P14">Consideraciones:</text:p>
      <text:p text:style-name="P32"/>
      <text:p text:style-name="P32">En las versiones <text:span text:style-name="T3">3.23.50</text:span> y menores no deben usarse las sentencias ALTER TABLE o CREATE INDEX en tablas que ya tienen definidas restricciones de claves foráneas o bien, que son referenciadas en restricciones de claves foráneas: cualquier sentencia ALTER TABLE elimina todas las restricciones de claves foráneas definidas para la tabla.</text:p>
      <text:p text:style-name="P20">No debe usarse una sentencia ALTER TABLE en una tabla que está siendo referenciada, si se quiere modificar el esquema de la tabla, se recomienda eliminar la tabla y volverla a crear con el nuevo esquema. Cuando MySQL hace un ALTER TABLE, puede que use de manera interna un RENAME TABLE, y por lo tanto, se confundan las restricciones de clave foránea que se refieren a la tabla. Esta restricción aplica también en el caso de la sentencia CREATE INDEX, ya que MySQL la procesa como un ALTER TABLE.</text:p>
      <text:p text:style-name="P20">Cuando se ejecute un script para cargar registros en una base de datos, es recomendable agregar las restricciones de claves foráneas vía un ALTER TABLE. De esta manera no se tiene el problema de cargar los registros en las tablas de acuerdo a un orden lógico (las tablas referenciadas deberían ir primero).</text:p>
      <text:p text:style-name="P24">Eliminar una clave foránea:</text:p>
      <text:p text:style-name="P29"><text:span text:style-name="T8">Para eliminar la clave foránea se tiene que especificar el </text:span><text:span text:style-name="T13">ID</text:span><text:span text:style-name="T8"> que ha sido generado y asignado internamente por MySQL a la clave foránea. En este caso, se puede usar la sentencia SHOW CREATE TABLE para determinar dicho ID.</text:span></text:p>
      <text:p text:style-name="P25"><text:tab/>SHOW CREATE TABLE venta;</text:p>
      <text:p text:style-name="P20"><text:span text:style-name="T32">Suponemos que </text:span>la restricción tiene el <text:span text:style-name="T3">ID</text:span> 0_22, <text:span text:style-name="T33">entonces escribimos:</text:span></text:p>
      <text:p text:style-name="P25"><text:tab/>ALTER TABLE venta DROP FOREIGN KEY 0_22;</text:p>
      <text:h text:style-name="P30" text:outline-level="1">Eliminación de registros con claves foráneas</text:h>
      <text:p text:style-name="P20">Una de las principales <text:span text:style-name="T34">funcionalidades</text:span> de las claves foráneas es que permiten eliminar y actualizar registros en cascada.</text:p>
      <text:p text:style-name="P26"><text:soft-page-break/><text:span text:style-name="T26">Con las restriccciones de clave foránea podemos eliminar un registro de la tabla cliente y a la vez eliminar un registro de la tabla venta usando sólo una sentencia DELETE. Esto es llamado eliminación en cascada, en donde todos los registros relacionados son eliminados de acuerdo a las relaciones de clave foránea. Una alternativa es no eliminar los registros relacionados, y poner el valor de la clave foránea a NULL (asumiendo que el campo puede tener un valor nulo). En nuestro caso, no podemos poner el valor de nuestra clave foránea id_cliente en la tabla venta, ya que se ha definido como NOT NULL. Las opciones estándar cuando se elimina una registro con clave foránea son </text:span><text:span text:style-name="T27">principalmente</text:span><text:span text:style-name="T26">:</text:span></text:p>
      <text:list xml:id="list1075612444" text:style-name="L7">
        <text:list-item>
          <text:p text:style-name="P64"><text:s/>ON DELETE RESTRICT</text:p>
        </text:list-item>
        <text:list-item>
          <text:p text:style-name="P64"><text:s/>ON DELETE NO ACTION</text:p>
        </text:list-item>
        <text:list-item>
          <text:p text:style-name="P64"><text:s/>ON DELETE CASCADE</text:p>
        </text:list-item>
        <text:list-item>
          <text:p text:style-name="P64"><text:s/>ON DELETE SET NULL</text:p>
        </text:list-item>
      </text:list>
      <text:p text:style-name="P36"/>
      <text:p text:style-name="P20"><text:span text:style-name="T3">ON DELETE RESTRICT</text:span> es la acción predeterminada, y no permite una eliminación si existe un registro asociado. <text:span text:style-name="T3">ON DELETE NO ACTION </text:span>hace lo mismo.</text:p>
      <text:p text:style-name="P20">Si se especifica <text:span text:style-name="T3">ON DELETE CASCADE</text:span>, y una fila en la tabla padre es eliminada, entonces se eliminarán las filas de la tabla hijo cuya clave foránea sea igual al valor de la clave referenciada en la tabla padre.</text:p>
      <text:p text:style-name="P27"><text:span text:style-name="T17">Si se especifica </text:span><text:span text:style-name="T18">ON DELETE SET NULL</text:span><text:span text:style-name="T17">, las filas en la tabla hijo son actualizadas automáticamente poniendo en las columnas de la clave foránea el valor NULL. Si se especifica una acción SET NULL, debemos asegurarnos de no declarar las columnas en la tabla como NOT NULL.</text:span></text:p>
      <text:p text:style-name="P22"><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8T19:01:23.497386202</meta:creation-date>
    <dc:date>2019-05-11T18:20:48.906502221</dc:date>
    <meta:editing-duration>PT2H15M22S</meta:editing-duration>
    <meta:editing-cycles>66</meta:editing-cycles>
    <meta:generator>LibreOffice/6.0.7.3$Linux_X86_64 LibreOffice_project/00m0$Build-3</meta:generator>
    <meta:document-statistic meta:table-count="3" meta:image-count="0" meta:object-count="0" meta:page-count="5" meta:paragraph-count="108" meta:word-count="1363" meta:character-count="8302" meta:non-whitespace-character-count="7039"/>
  </office:meta>
</office:document-meta>
</file>